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1.<text:s/>SELECT name FROM tracks WHERE albumid &lt;= 10 ORDER BY albumid;</text:p>
      <text:p text:style-name="Normal">2. SELECT<text:s/>*<text:s/>FROM employees WHERE firstname = 'Jane' OR firstname = 'Andrew' ORDER BY firstname;</text:p>
      <text:p text:style-name="Normal">3. SELECT DISTINCT company FROM customers ORDER BY company;</text:p>
      <text:p text:style-name="Normal">4.<text:s/>SELECT name FROM artists WHERE name != 'Aquaman'<text:s/><text:s/>ORDER BY name;<text:s/></text:p>
      <text:p text:style-name="Normal">5.<text:s/>SELECT * FROM employees WHERE<text:s/>hireDate<text:s/>&lt;<text:s/>birthDate<text:s/>ORDER BY birthDate;</text:p>
      <text:p text:style-name="Normal">6.<text:s/>SELECT DISTINCT composer FROM tracks ORDER BY composer;</text:p>
      <text:p text:style-name="Normal">7.<text:s/>SELECT * FROM customers WHERE city &lt; 'B' OR city &gt;= 'C'<text:s/>ORDER BY city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s" fo:country="I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rafn Eldon Róbertsson</meta:initial-creator>
    <dc:creator>Hrafn Eldon Róbertsson - FB</dc:creator>
    <meta:creation-date>2022-09-07T12:49:00Z</meta:creation-date>
    <dc:date>2022-09-09T11:28:00Z</dc:date>
    <meta:template xlink:href="Normal" xlink:type="simple"/>
    <meta:editing-cycles>3</meta:editing-cycles>
    <meta:editing-duration>PT2880S</meta:editing-duration>
    <meta:document-statistic meta:page-count="1" meta:paragraph-count="1" meta:word-count="74" meta:character-count="496" meta:row-count="3" meta:non-whitespace-character-count="423"/>
  </office:meta>
</office:document-meta>
</file>